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21904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408" calcext:value-type="float">
            <text:p>63.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904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264" calcext:value-type="float">
            <text:p>63.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904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3392" calcext:value-type="float">
            <text:p>62.9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904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6064" calcext:value-type="float">
            <text:p>62.9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904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7296" calcext:value-type="float">
            <text:p>62.9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904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26" calcext:value-type="float">
            <text:p>62.7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904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2536" calcext:value-type="float">
            <text:p>62.9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904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876" calcext:value-type="float">
            <text:p>62.4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904</text:p>
          </table:table-cell>
          <table:table-cell office:value-type="string" calcext:value-type="string">
            <text:p>201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0992" calcext:value-type="float">
            <text:p>62.8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904</text:p>
          </table:table-cell>
          <table:table-cell office:value-type="string" calcext:value-type="string">
            <text:p>201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8488" calcext:value-type="float">
            <text:p>62.5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904</text:p>
          </table:table-cell>
          <table:table-cell office:value-type="string" calcext:value-type="string">
            <text:p>201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7152" calcext:value-type="float">
            <text:p>62.5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904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1472" calcext:value-type="float">
            <text:p>62.8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904</text:p>
          </table:table-cell>
          <table:table-cell office:value-type="string" calcext:value-type="string">
            <text:p>201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7904" calcext:value-type="float">
            <text:p>62.4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904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2288" calcext:value-type="float">
            <text:p>62.5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904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71936" calcext:value-type="float">
            <text:p>61.9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904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6656" calcext:value-type="float">
            <text:p>61.6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904</text:p>
          </table:table-cell>
          <table:table-cell office:value-type="string" calcext:value-type="string">
            <text:p>200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8496" calcext:value-type="float">
            <text:p>61.1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904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8144" calcext:value-type="float">
            <text:p>60.5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904</text:p>
          </table:table-cell>
          <table:table-cell office:value-type="string" calcext:value-type="string">
            <text:p>200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376" calcext:value-type="float">
            <text:p>60.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904</text:p>
          </table:table-cell>
          <table:table-cell office:value-type="string" calcext:value-type="string">
            <text:p>200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904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364" calcext:value-type="float">
            <text:p>59.6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904</text:p>
          </table:table-cell>
          <table:table-cell office:value-type="string" calcext:value-type="string">
            <text:p>200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3576" calcext:value-type="float">
            <text:p>59.8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904</text:p>
          </table:table-cell>
          <table:table-cell office:value-type="string" calcext:value-type="string">
            <text:p>200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5312" calcext:value-type="float">
            <text:p>59.2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904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6296" calcext:value-type="float">
            <text:p>58.7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904</text:p>
          </table:table-cell>
          <table:table-cell office:value-type="string" calcext:value-type="string">
            <text:p>200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308" calcext:value-type="float">
            <text:p>58.9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904</text:p>
          </table:table-cell>
          <table:table-cell office:value-type="string" calcext:value-type="string">
            <text:p>200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6424" calcext:value-type="float">
            <text:p>58.2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904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904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5448" calcext:value-type="float">
            <text:p>57.3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904</text:p>
          </table:table-cell>
          <table:table-cell office:value-type="string" calcext:value-type="string">
            <text:p>199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6136" calcext:value-type="float">
            <text:p>57.4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904</text:p>
          </table:table-cell>
          <table:table-cell office:value-type="string" calcext:value-type="string">
            <text:p>1996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3304" calcext:value-type="float">
            <text:p>56.1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904</text:p>
          </table:table-cell>
          <table:table-cell office:value-type="string" calcext:value-type="string">
            <text:p>199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2184" calcext:value-type="float">
            <text:p>54.8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904</text:p>
          </table:table-cell>
          <table:table-cell office:value-type="string" calcext:value-type="string">
            <text:p>199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904</text:p>
          </table:table-cell>
          <table:table-cell office:value-type="string" calcext:value-type="string">
            <text:p>199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0" meta:object-count="0"/>
    <meta:user-defined meta:name="AppVersion">3.0</meta:user-defined>
  </office:meta>
</office:document-meta>
</file>